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T1" style:family="text">
      <style:text-properties officeooo:rsid="0017ab4c"/>
    </style:style>
    <style:style style:name="T2" style:family="text">
      <style:text-properties officeooo:rsid="00198cf9"/>
    </style:style>
    <style:style style:name="T3" style:family="text">
      <style:text-properties officeooo:rsid="0019b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""</text:p>
      <text:p text:style-name="P1">Name: Kushal Kishor Shankhapal</text:p>
      <text:p text:style-name="P1">Roll no: 57</text:p>
      <text:p text:style-name="P1">Branch: IT-3</text:p>
      <text:p text:style-name="P1">Date: 24/1<text:span text:style-name="T3">1</text:span>/2022</text:p>
      <text:p text:style-name="P1">Assingnment no: 2</text:p>
      <text:p text:style-name="P1">Assingnment Name: </text:p>
      <text:p text:style-name="P1">To calculate the total percentage of marks obtained by a student after accepting the</text:p>
      <text:p text:style-name="P1">marks obtained in the 5 subjects.</text:p>
      <text:p text:style-name="P1">"""</text:p>
      <text:p text:style-name="P1"/>
      <text:p text:style-name="P1">name = input("Input the students's name: ")</text:p>
      <text:p text:style-name="P1">Engg_maths = int(<text:span text:style-name="T2">I</text:span>nput("Input the marks obtained in Engg. Maths: "))</text:p>
      <text:p text:style-name="P1">Engg_chem = int(<text:span text:style-name="T2">I</text:span>nput("Input the marks obtained in Engg. Chemistry: "))</text:p>
      <text:p text:style-name="P1">BEE = int(input("<text:span text:style-name="T2">I</text:span>nput the marks obtained in BEE: "))</text:p>
      <text:p text:style-name="P1">SME = int(input("<text:span text:style-name="T2">I</text:span>nput the marks obtained in SME: "))</text:p>
      <text:p text:style-name="P1">EVS = int(input("<text:span text:style-name="T2">I</text:span>nput the marks obtained in EVS: "))</text:p>
      <text:p text:style-name="P1">Total_marks = Engg_maths + Engg_chem + BEE + SME + EVS</text:p>
      <text:p text:style-name="P1">Total_percentage = round((Total_marks / 500) * 100, 2)</text:p>
      <text:p text:style-name="P1">print("The total percentage of marks obtained by " + name + " is " + str(Total_percentage)) </text:p>
      <text:p text:style-name="P1"/>
      <text:p text:style-name="P1">"""</text:p>
      <text:p text:style-name="P1">Output: </text:p>
      <text:p text:style-name="P1"/>
      <text:p text:style-name="P1">cc-25@cc25-OptiPlex-3010:~/Desktop/Kushal_Files$ python3 Kushal_Percentage.py</text:p>
      <text:p text:style-name="P1">Input the students's name: Kushal</text:p>
      <text:p text:style-name="P1">Input the marks obtained in Engg. Maths: 99</text:p>
      <text:p text:style-name="P1">Input the marks obtained in Engg. Chemistry: 98</text:p>
      <text:p text:style-name="P1"><text:span text:style-name="T1">I</text:span>nput the marks obtained in BEE: 95</text:p>
      <text:p text:style-name="P1"><text:span text:style-name="T1">I</text:span>nput the marks obtained in SME: 97</text:p>
      <text:p text:style-name="P1"><text:span text:style-name="T1">I</text:span>nput the marks obtained in EVS: 98</text:p>
      <text:p text:style-name="P1">The total percentage of marks obtained by Kushal is 97.4</text:p>
      <text:p text:style-name="P1">cc-25@cc25-OptiPlex-3010:~/Desktop/Kushal_Files$ </text:p>
      <text:p text:style-name="P1">""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5:38:10.015481283</meta:creation-date>
    <dc:date>2022-12-05T15:44:07.108116414</dc:date>
    <meta:editing-duration>PT2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186" meta:character-count="1192" meta:non-whitespace-character-count="1033"/>
  </office:meta>
</office:document-meta>
</file>